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T1" style:family="text">
      <style:text-properties fo:font-size="44pt" style:font-size-asian="44pt" style:font-size-complex="44pt"/>
    </style:style>
    <style:style style:name="T2" style:family="text">
      <style:text-properties fo:font-size="44pt" fo:font-weight="bold" style:font-size-asian="44pt" style:font-weight-asian="bold" style:font-size-complex="44pt" style:font-weight-complex="bold"/>
    </style:style>
    <style:style style:name="T3" style:family="text">
      <style:text-properties fo:font-size="14pt" style:font-size-asian="14pt" style:font-size-complex="14pt"/>
    </style:style>
    <style:style style:name="T4" style:family="text">
      <style:text-properties style:font-name="Andalus" fo:font-size="14pt" style:font-size-asian="14pt" style:font-size-complex="14pt"/>
    </style:style>
    <style:style style:name="T5" style:family="text">
      <style:text-properties fo:font-size="22pt" fo:font-weight="bold" style:font-size-asian="22pt" style:font-weight-asian="bold" style:font-size-complex="2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Little bunny</text:span><text:span text:style-name="T1"><text:line-break/></text:span><text:line-break/></text:p>
      <text:p text:style-name="P1"/>
      <text:p text:style-name="P1"/>
      <text:p text:style-name="P2"><text:line-break/><text:tab/><text:span text:style-name="T4">Once upon a time there was a little bunny. This little bunny was bullied by Big bunny a lot. Big bunny did not have many friends and everyone was afraid of him. Little bunny had many friends. Big bunny was jealous.<text:line-break/><text:tab/>One day Big bunny went to Little bunny's hole to get his revenge! He snuck through the orchard and crawled through the rose bush and despite his great efforts he got stuck in the fence.<text:line-break/>He thrashed and turned and wiggled but he would not go free.<text:line-break/><text:tab/>"Help! Help!" he cried.<text:line-break/><text:tab/>No response.<text:line-break/><text:tab/>He tried ever more vigorously his thrashing and turning and wiggling became more and more frantic.<text:line-break/><text:tab/>Big bunny heard the sounds of large footfalls coming. He looked up and he could seethe farmer coming towards him from across the field<text:line-break/><text:tab/>"Help! Help!" he cried frantically.<text:line-break/><text:tab/>A face leaned over him.<text:line-break/><text:tab/>"You've gotten yourself in quite the mess," observed Little bunny.<text:line-break/><text:tab/>"Little bunny," said Big bunny in shock, "I'm sorry about all those times I was mean to you. Can you please forgive me and release me from the fence?"<text:line-break/><text:tab/>Little bunny was kind and forgiving and looked upon the distressed Big bunny and said,<text:line-break/><text:tab/>"I do forgive you," and released Big bunny.<text:line-break/><text:tab/>Soon Little bunny and Big bunny were friends and Big bunny was no longer envious of Little bunny. When it got dark they went to their separate holes and fell asleep . . .</text:span></text:p>
      <text:p text:style-name="P1"><text:line-break/><text:span text:style-name="T5">The En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2-12-09T14:55:22.66</meta:creation-date>
    <dc:date>2012-12-09T15:07:42.70</dc:date>
    <dc:creator>Isadora White</dc:creator>
    <meta:editing-duration>PT12M20S</meta:editing-duration>
    <meta:editing-cycles>2</meta:editing-cycles>
    <meta:generator>OpenOffice.org/3.3$Win32 OpenOffice.org_project/330m20$Build-9567</meta:generator>
    <meta:printed-by>Isadora White</meta:printed-by>
    <meta:print-date>2012-12-09T15:06:37.02</meta:print-date>
    <meta:document-statistic meta:table-count="0" meta:image-count="0" meta:object-count="0" meta:page-count="1" meta:paragraph-count="3" meta:word-count="244" meta:character-count="1349"/>
  </office:meta>
</office:document-meta>
</file>